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dc696" officeooo:paragraph-rsid="000dc696" style:font-size-asian="22pt" style:font-size-complex="22pt"/>
    </style:style>
    <style:style style:name="P2" style:family="paragraph" style:parent-style-name="Standard">
      <style:paragraph-properties fo:text-align="start" style:justify-single-word="false"/>
      <style:text-properties fo:font-size="12pt" officeooo:rsid="000dc696" officeooo:paragraph-rsid="000dc696" style:font-size-asian="10.5pt" style:font-size-complex="12pt"/>
    </style:style>
    <style:style style:name="P3"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0e076d" officeooo:paragraph-rsid="000e076d" style:font-size-asian="10.5pt" style:font-weight-asian="normal" style:font-size-complex="12pt" style:font-weight-complex="normal"/>
    </style:style>
    <style:style style:name="P4"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3ba25" officeooo:paragraph-rsid="0013ba25" fo:background-color="#ffff00" style:font-size-asian="10.5pt" style:font-weight-asian="normal" style:font-size-complex="12pt" style:font-weight-complex="normal"/>
    </style:style>
    <style:style style:name="P5"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0ed6d9" officeooo:paragraph-rsid="000ed6d9" fo:background-color="transparent" style:font-size-asian="10.5pt" style:font-weight-asian="normal" style:font-size-complex="12pt" style:font-weight-complex="normal"/>
    </style:style>
    <style:style style:name="P6"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0ff35c" officeooo:paragraph-rsid="000ff35c" fo:background-color="transparent" style:font-size-asian="10.5pt" style:font-weight-asian="normal" style:font-size-complex="12pt" style:font-weight-complex="normal"/>
    </style:style>
    <style:style style:name="P7"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171b4" officeooo:paragraph-rsid="001171b4" fo:background-color="transparent" style:font-size-asian="10.5pt" style:font-weight-asian="normal" style:font-size-complex="12pt" style:font-weight-complex="normal"/>
    </style:style>
    <style:style style:name="P8"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28dde" officeooo:paragraph-rsid="0012bfac" fo:background-color="transparent" style:font-size-asian="10.5pt" style:font-weight-asian="normal" style:font-size-complex="12pt" style:font-weight-complex="normal"/>
    </style:style>
    <style:style style:name="P9"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2bfac" officeooo:paragraph-rsid="0013ba25" fo:background-color="transparent" style:font-size-asian="10.5pt" style:font-weight-asian="normal" style:font-size-complex="12pt" style:font-weight-complex="normal"/>
    </style:style>
    <style:style style:name="P10"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3ba25" officeooo:paragraph-rsid="0013ba25" fo:background-color="transparent" style:font-size-asian="10.5pt" style:font-weight-asian="normal" style:font-size-complex="12pt" style:font-weight-complex="normal"/>
    </style:style>
    <style:style style:name="P11"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637ea" officeooo:paragraph-rsid="001637ea" fo:background-color="transparent" style:font-size-asian="10.5pt" style:font-weight-asian="normal" style:font-size-complex="12pt" style:font-weight-complex="normal"/>
    </style:style>
    <style:style style:name="P12"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199f2d" officeooo:paragraph-rsid="00199f2d" fo:background-color="transparent" style:font-size-asian="10.5pt" style:font-weight-asian="normal" style:font-size-complex="12pt" style:font-weight-complex="normal"/>
    </style:style>
    <style:style style:name="P13"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solid" style:text-underline-width="auto" style:text-underline-color="font-color" fo:font-weight="bold" officeooo:rsid="000dc696" officeooo:paragraph-rsid="000e076d" style:font-size-asian="10.5pt" style:font-weight-asian="bold" style:font-size-complex="12pt" style:font-weight-complex="bold"/>
    </style:style>
    <style:style style:name="P14"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solid" style:text-underline-width="auto" style:text-underline-color="font-color" fo:font-weight="bold" officeooo:rsid="000ed6d9" officeooo:paragraph-rsid="000ed6d9" fo:background-color="transparent" style:font-size-asian="10.5pt" style:font-weight-asian="bold" style:font-size-complex="12pt" style:font-weight-complex="bold"/>
    </style:style>
    <style:style style:name="P15" style:family="paragraph" style:parent-style-name="Standard">
      <style:paragraph-properties fo:margin-left="0in" fo:margin-right="0in" fo:margin-top="0in" fo:margin-bottom="0.1in" style:contextual-spacing="false" fo:text-align="justify" style:justify-single-word="false" fo:text-indent="0in" style:auto-text-indent="false"/>
      <style:text-properties officeooo:paragraph-rsid="00164127"/>
    </style:style>
    <style:style style:name="P16"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fo:font-style="normal" style:text-underline-style="none" fo:font-weight="normal" officeooo:rsid="0013ba25" officeooo:paragraph-rsid="0013ba25" fo:background-color="transparent"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fo:font-style="normal" style:text-underline-style="none" fo:font-weight="normal" officeooo:rsid="00181a68" officeooo:paragraph-rsid="00181a68"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fo:font-style="normal" style:text-underline-style="none" fo:font-weight="normal" officeooo:rsid="00199f2d" officeooo:paragraph-rsid="00199f2d" fo:background-color="transparent"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fo:font-style="normal" style:text-underline-style="none" fo:font-weight="normal" officeooo:rsid="00177c5d" officeooo:paragraph-rsid="00177c5d" fo:background-color="transparent"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fo:font-style="normal" style:text-underline-style="solid" style:text-underline-width="auto" style:text-underline-color="font-color" fo:font-weight="bold" officeooo:rsid="001637ea" officeooo:paragraph-rsid="001637ea" fo:background-color="transparent"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margin-top="0in" fo:margin-bottom="0.1in" style:contextual-spacing="false" fo:text-align="justify" style:justify-single-word="false" fo:text-indent="0in" style:auto-text-indent="false"/>
      <style:text-properties fo:font-size="12pt" style:text-underline-style="none" fo:font-weight="normal" officeooo:rsid="000e076d" officeooo:paragraph-rsid="000e076d" fo:background-color="transparent" style:font-size-asian="10.5pt" style:font-weight-asian="normal" style:font-size-complex="12pt" style:font-weight-complex="normal"/>
    </style:style>
    <style:style style:name="T1" style:family="text">
      <style:text-properties fo:language="fr" fo:country="CH" style:font-weight-complex="600"/>
    </style:style>
    <style:style style:name="T2" style:family="text">
      <style:text-properties fo:language="fr" fo:country="CH" officeooo:rsid="000dc696"/>
    </style:style>
    <style:style style:name="T3" style:family="text">
      <style:text-properties fo:font-size="12pt" fo:font-style="normal" style:text-underline-style="none" fo:font-weight="normal" officeooo:rsid="001637ea" fo:background-color="transparent" loext:char-shading-value="0"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64127" fo:background-color="transparent" loext:char-shading-value="0" style:font-size-asian="10.5pt" style:font-style-asian="normal" style:font-weight-asian="normal" style:font-size-complex="12pt" style:font-style-complex="normal" style:font-weight-complex="normal"/>
    </style:style>
    <style:style style:name="T5" style:family="text">
      <style:text-properties officeooo:rsid="000ff35c"/>
    </style:style>
    <style:style style:name="T6" style:family="text">
      <style:text-properties officeooo:rsid="001171b4"/>
    </style:style>
    <style:style style:name="T7" style:family="text">
      <style:text-properties officeooo:rsid="00128dde"/>
    </style:style>
    <style:style style:name="T8" style:family="text">
      <style:text-properties fo:font-style="italic" officeooo:rsid="00128dd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8dde" style:font-style-asian="normal" style:font-style-complex="normal"/>
    </style:style>
    <style:style style:name="T11" style:family="text">
      <style:text-properties fo:font-style="normal" officeooo:rsid="0012bfac" style:font-style-asian="normal" style:font-style-complex="normal"/>
    </style:style>
    <style:style style:name="T12" style:family="text">
      <style:text-properties fo:font-style="normal" officeooo:rsid="0013ba25" style:font-style-asian="normal" style:font-style-complex="normal"/>
    </style:style>
    <style:style style:name="T13" style:family="text">
      <style:text-properties fo:font-style="normal" officeooo:rsid="0014fc0b" style:font-style-asian="normal" style:font-style-complex="normal"/>
    </style:style>
    <style:style style:name="T14" style:family="text">
      <style:text-properties fo:font-style="normal" officeooo:rsid="001637ea" style:font-style-asian="normal" style:font-style-complex="normal"/>
    </style:style>
    <style:style style:name="T15" style:family="text">
      <style:text-properties fo:font-style="normal" officeooo:rsid="00164127" style:font-style-asian="normal" style:font-style-complex="normal"/>
    </style:style>
    <style:style style:name="T16" style:family="text">
      <style:text-properties fo:font-style="normal" officeooo:rsid="00177c5d" style:font-style-asian="normal" style:font-style-complex="normal"/>
    </style:style>
    <style:style style:name="T17" style:family="text">
      <style:text-properties fo:font-style="normal" officeooo:rsid="001b96a2" style:font-style-asian="normal" style:font-style-complex="normal"/>
    </style:style>
    <style:style style:name="T18" style:family="text">
      <style:text-properties fo:font-style="normal" officeooo:rsid="001ca6d9" style:font-style-asian="normal" style:font-style-complex="normal"/>
    </style:style>
    <style:style style:name="T19" style:family="text">
      <style:text-properties fo:font-style="normal" officeooo:rsid="001d751f" style:font-style-asian="normal" style:font-style-complex="normal"/>
    </style:style>
    <style:style style:name="T20" style:family="text">
      <style:text-properties style:font-name="Liberation Serif" fo:font-size="12pt" fo:font-style="normal" style:text-underline-style="none" fo:font-weight="normal" officeooo:rsid="00164127"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64127" style:font-size-asian="12pt" style:font-size-complex="12pt"/>
    </style:style>
    <style:style style:name="T23" style:family="text">
      <style:text-properties officeooo:rsid="001d7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ponses Projet Programmation</text:p>
      <text:p text:style-name="P2"/>
      <text:p text:style-name="P13"><text:span text:style-name="T1">Partie</text:span> 1</text:p>
      <text:p text:style-name="P3">1.1) On utilise l'une des deux fonctions déjà codées dans le retour des deux surcharges pour éviter de dupliquer le corps de ces deux fonctions. On retourne isColliding(Obstacle* ) pour l'opérateur « | » et isPointInside(Vec2d ) pour l'opérateur « &gt; ».</text:p>
      <text:p text:style-name="P21">1.2) On choisit une surcharge interne</text:p>
      <text:p text:style-name="P5">1.4) Les 5 premières (c'est-à-dire : getSex, getFirst/SecondColorAllele, getColorPhenotype et getImmuneGenes) sont des getters et se contentent de retourner les valeurs des attributs respectifs alors il convient de les déclarer comme const. La méthode afficher se contente d'afficher sans modifier les attributs, on la déclare donc également comme const.</text:p>
      <text:p text:style-name="P5"/>
      <text:p text:style-name="P14"><text:span text:style-name="T2">Partie</text:span> 2</text:p>
      <text:p text:style-name="P5">2.1<text:span text:style-name="T5">) Il convient de déclarer uniquement drawOn en tant que const puisque c'est la seule parmi ces méthodes qui n'affecte pas les attributs mais se contente simplement d'utiliser les valeurs de ces attributs pour afficher les choses voulues dans l'environnement.</text:span></text:p>
      <text:p text:style-name="P6">2.2) <text:span text:style-name="T6">On supprime le constructeur de copie par défaut et l'opérateur d'affectation « = » pour éviter toute opération de ce genre qui serait très lourde niveau mémoire…</text:span></text:p>
      <text:p text:style-name="P7">2.3) <text:span text:style-name="T7">Il faut s'assurer lors de la destruction d'un environnement de restituer l'espace mémoire utilisé pour représenter la faune. On effectue cela en définissant un destructeur explicite qui appelle une méthode reset(), qui s'occupe de </text:span><text:span text:style-name="T8">delete </text:span><text:span text:style-name="T10">les pointeurs sur des entités et libère ainsi l'espace précédemment alloué pour ces entités.</text:span></text:p>
      <text:p text:style-name="P8"><text:span text:style-name="T9">2.4) Les méthodes reprises de SeekingAutomaton dans Animal ont été modifiées par la suite… On citera donc les prototypes de ces mêmes méthodes mais dans animal. Pour le calcul de la force : « Vec2d calcul_force() </text:span><text:span text:style-name="T11">const », elle va calculer la force d'attraction de la cible en fonction des attributs à un instant précis et retourner la valeur de cette force sour la forme d'un Vec2d. Pour le déplacement : « void deplacement(sf::Time dt, const Vec2d&amp; force) », qui prend en paramètre un intervalle de temps dt, dont elle a besoin pour mettre à jour les attributs, et un Vec2d, qui est en fait le Vec2d retourné par calcul_force, dont cette mlthode requiert pour calculer l'accélération.</text:span></text:p>
      <text:p text:style-name="P9"><text:span text:style-name="T9">2.5) </text:span><text:span text:style-name="T12">L'enum pour la décélération a été effectué dans Animal, </text:span><text:span text:style-name="T19">en </text:span></text:p>
      <text:p text:style-name="P16">[ 2.6) ]</text:p>
      <text:p text:style-name="P10"><text:span text:style-name="T9">2.8) </text:span><text:span text:style-name="T13">Un Animal a une valeur de Rotation fixe et définie qu'on souhaite laisser fixe, alors on crée une classe DummyAnimal dans laquelle existe une méthode permettant la variation de la valeur de Rotation. On conserve ainsi l'encapsulation de la classe Animal.</text:span></text:p>
      <text:p text:style-name="P10"><text:span text:style-name="T9">2.9) </text:span><text:span text:style-name="T13">On retourne une liste de pointeurs sur des entités (list&lt;LivingEntity*&gt;). </text:span><text:span text:style-name="T14">On utilise des pointeurs sur des entités pour exploiter par la suite les propriétés du polymorphisme, car il peut exister plusieurs types d'animaux avec des caractéristiques différentes,etc.</text:span></text:p>
      <text:p text:style-name="P4"/>
      <text:p text:style-name="P20">Partie 3</text:p>
      <text:p text:style-name="P15"><text:span text:style-name="T3">3.1) </text:span><text:span text:style-name="T4">On a déclaré comme virtuelles pures toutes les méthodes ne possédant pas de définition générale au niveau Animal, par exemple pour le cas d'un getter retournant une constante propre à chaque type d'animal et pas à commune aux animaux. C'est le cas des méthodes :</text:span><text:span text:style-name="T20"> getMass,</text:span><text:span text:style-name="Teletype"><text:span text:style-name="T21">getRandomWalkRadius</text:span></text:span><text:span text:style-name="T21">, </text:span><text:span text:style-name="Teletype"><text:span text:style-name="T21">getRandomWalkDistance</text:span></text:span><text:span text:style-name="T21">, </text:span><text:span text:style-name="Teletype"><text:span text:style-name="T21">getRandomWalkJitter</text:span></text:span><text:span text:style-name="T21">, </text:span><text:span text:style-name="Teletype"><text:span text:style-name="T21">getRadius</text:span></text:span><text:span text:style-name="T21">, </text:span><text:soft-page-break/><text:span text:style-name="Teletype"><text:span text:style-name="T21">getViewRange</text:span></text:span><text:span text:style-name="T21"> et </text:span><text:span text:style-name="Teletype"><text:span text:style-name="T21">getViewDistance. </text:span></text:span><text:span text:style-name="Teletype"><text:span text:style-name="T22">Pour getMaxSpeed, elle sera modifiée par la suite et aura un point commun à tous les animaux, alors elle ne sera plus virtuelle pure un peu plus tard, mais pour le moment oui. Il semble pertinent d'utiliser le mot-clef override aux endroits où une méthode virtuelle héritée de LivingEntity souhaite être redéfinie au niveau d'Animal.</text:span></text:span></text:p>
      <text:p text:style-name="P11"><text:span text:style-name="T9">3.2) </text:span><text:span text:style-name="T15">On peut activer le mode debug ou non une fois la fenêtre graphique ouverte sans avoir besoin de recompiler en ajoutant la condition « if(not(isDebugOn()) » dans la méthode drawOn, pour prendre en compte dans l'affichage les modifications d'une des constantes (radius, viewrange, etc.).</text:span></text:p>
      <text:p text:style-name="P11"><text:span text:style-name="T9">3.3) </text:span><text:span text:style-name="T16">Pour cela, on introduit une méthode « update(sf::Time dt) » dans Grass, qui s'occupe de modifier l'énergie du massif comme demandé et qui ensuite fait appel à la méthode update de LivingEntity pour faire part des modifications lorsque LivingEntity::update est elle-même appelée dans le drawOn d'Environment. La croissance sera visible graphiquement si le radius passé en paramètre de Grass::drawOn varie en fonction de cette croissance, et on se rappelle que radius est obtenu à l'aide de getRadius() qui retourne une valeur proportionnelle à l'énergie du massif… On tient donc compte de cette variation graphiquement.</text:span></text:p>
      <text:p text:style-name="P19">3.4) <text:span text:style-name="T23">L'orienté objet en programmation permet de coder avec grande résistance aux changements et variations, et effectuer un test de type directement dans une méthode n'offre aucune perspective de résistance à tout changement. Dès lors où on ajoute un type, ou que l'on en modifie un, il faudra automatiquement repenser la conception de cette méthode… Alors qu'avec du « double dispatch », le programme est adapté au changement.</text:span></text:p>
      <text:p text:style-name="P17">3.5) On les affiche au niveau de la classe Animal, en allant chercher les valeurs nécessaires pour chaque type d'animal à l'aide de méthodes polymorphiques. On les place au niveau d'Animal car l'objectif est de pouvoir visualiser l'état de n'importe quel animal, pas juste des loups par exemple, et l'on ne souhaite de plus pas visualiser l'état d'un massif d'herbe, donc pas besoin de remonter cela au niveau de LivingEntity.</text:p>
      <text:p text:style-name="P17">3.6) On crée une méthode virtuelle pure au niveau de LivingEntity, qui, par polymorphisme, retourne la valeur par défaut dans le cas de l'herbe, et les valeurs désirées spécifiques aux loups ou aux moutons.</text:p>
      <text:p text:style-name="P12"><text:span text:style-name="T9">3.7) On doit faire attention à libérer l'espace mémoire occupé par les entités mortes. </text:span><text:span text:style-name="T18">On affecte</text:span><text:span text:style-name="T9"> à nullptr les pointeurs les pointant, et on peut ensuite utiliser la fontion « erase » pour supprimer de la liste des entités de l'environnement pointant sur nullptr (précaution prise précédemment).</text:span></text:p>
      <text:p text:style-name="P18">3.8) On prend de base une valeur retournée par getStandardMaxSpeed(), qui a remplacé l'ancienne getMaxSpeed(), et on effectue des tests de vérification du seuil, et si on se trouve en-dessous de ce seuil, on fait en sorte de multiplier la vitesse par un coefficient inférieur à 1 prédéterminé de sorte à diminuer celle-ci.</text:p>
      <text:p text:style-name="P18">3.9) On a changé le nom pour getRadius() dans Obstacle, on a donc remonté la méthode précédemment dans LivingEntity un cran plus haut. Cette méthode reste donc virtuelle pure de manière à aller chercher les valeurs spécifiques dans les différentes sous-classes (Sheep, Wolf, Grass), elle ne possède donc plus de prototype explicite dans LivingEntity.</text:p>
      <text:p text:style-name="P12"><text:span text:style-name="T9">3.10) Modifier les arguments de type Obstacle passés en paramètre de isColliding et de la surcharge de l'opérateur « | » pour des pointeurs sur des Obstacles, de manière à exploiter les mécanismes du polymorphisme. </text:span><text:span text:style-name="T17">Les radius/positions utilisés dans isColliding seront ensuite spécifiques à chaque type d'entité, tel que désir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CH"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1:12:46.536818816</meta:creation-date>
    <dc:date>2017-04-26T10:05:08.840599635</dc:date>
    <meta:editing-duration>PT11H33M2S</meta:editing-duration>
    <meta:editing-cycles>5</meta:editing-cycles>
    <meta:generator>LibreOffice/4.2.8.2$Linux_X86_64 LibreOffice_project/420m0$Build-2</meta:generator>
    <meta:document-statistic meta:table-count="0" meta:image-count="0" meta:object-count="0" meta:page-count="2" meta:paragraph-count="25" meta:word-count="1059" meta:character-count="6729" meta:non-whitespace-character-count="5694"/>
  </office:meta>
</office:document-meta>
</file>